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Courier, monospac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4.656cm" fo:margin-left="1.238cm" fo:margin-top="0cm" fo:margin-bottom="0cm" table:align="left"/>
    </style:style>
    <style:style style:name="Table1.A" style:family="table-column">
      <style:table-column-properties style:column-width="2.93cm"/>
    </style:style>
    <style:style style:name="Table1.B" style:family="table-column">
      <style:table-column-properties style:column-width="2.932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176cm" fo:border="1pt solid #000000"/>
    </style:style>
    <style:style style:name="P1" style:family="paragraph" style:parent-style-name="Standard">
      <style:paragraph-properties fo:margin-left="0cm" fo:margin-right="0cm" fo:margin-top="0cm" fo:margin-bottom="0cm" loext:contextual-spacing="false" fo:text-indent="0cm" style:auto-text-indent="false"/>
    </style:style>
    <style:style style:name="P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top="0cm" fo:margin-bottom="0cm" loext:contextual-spacing="false"/>
    </style:style>
    <style:style style:name="P4" style:family="paragraph" style:parent-style-name="Standard">
      <style:paragraph-properties fo:margin-top="0cm" fo:margin-bottom="0cm" loext:contextual-spacing="false" fo:line-height="100%" fo:orphans="0" fo:widows="0"/>
    </style:style>
    <style:style style:name="P5" style:family="paragraph" style:parent-style-name="Heading_20_1">
      <style:paragraph-properties fo:margin-top="0cm" fo:margin-bottom="0cm" loext:contextual-spacing="false"/>
    </style:style>
    <style:style style:name="P6" style:family="paragraph" style:parent-style-name="Heading_20_2">
      <style:paragraph-properties fo:margin-top="0cm" fo:margin-bottom="0cm" loext:contextual-spacing="false"/>
    </style:style>
    <style:style style:name="P7" style:family="paragraph" style:parent-style-name="Heading_20_3">
      <style:paragraph-properties fo:margin-top="0cm" fo:margin-bottom="0cm" loext:contextual-spacing="false"/>
    </style:style>
    <style:style style:name="P8" style:family="paragraph" style:parent-style-name="Subtitle">
      <style:paragraph-properties fo:margin-top="0cm" fo:margin-bottom="0cm" loext:contextual-spacing="false"/>
    </style:style>
    <style:style style:name="P9" style:family="paragraph" style:parent-style-name="Title">
      <style:paragraph-properties fo:margin-top="0cm" fo:margin-bottom="0cm" loext:contextual-spacing="false"/>
    </style:style>
    <style:style style:name="P10" style:family="paragraph" style:parent-style-name="Standard">
      <style:paragraph-properties fo:margin-left="1.27cm" fo:margin-right="0cm" fo:margin-top="0cm" fo:margin-bottom="0cm" loext:contextual-spacing="false" fo:text-indent="0cm" style:auto-text-indent="false"/>
    </style:style>
    <style:style style:name="P11" style:family="paragraph" style:parent-style-name="Text_20_body">
      <style:text-properties style:font-name="Courier New" fo:font-size="14pt"/>
    </style:style>
    <style:style style:name="P12" style:family="paragraph" style:parent-style-name="Standard" style:list-style-name="WWNum2">
      <style:paragraph-properties fo:margin-left="1.27cm" fo:margin-right="0cm" fo:text-indent="-0.635cm" style:auto-text-indent="false"/>
    </style:style>
    <style:style style:name="P13" style:family="paragraph" style:parent-style-name="Standard" style:list-style-name="WWNum5">
      <style:paragraph-properties fo:margin-left="1.27cm" fo:margin-right="0cm" fo:text-indent="-0.635cm" style:auto-text-indent="false"/>
    </style:style>
    <style:style style:name="P14" style:family="paragraph" style:parent-style-name="Standard" style:list-style-name="WWNum7">
      <style:paragraph-properties fo:margin-left="1.27cm" fo:margin-right="0cm" fo:text-indent="-0.635cm" style:auto-text-indent="false"/>
    </style:style>
    <style:style style:name="P15" style:family="paragraph" style:parent-style-name="Standard" style:list-style-name="WWNum3">
      <style:paragraph-properties fo:margin-left="1.27cm" fo:margin-right="0cm" fo:text-indent="-0.635cm" style:auto-text-indent="false"/>
    </style:style>
    <style:style style:name="P16" style:family="paragraph" style:parent-style-name="Standard" style:list-style-name="WWNum6">
      <style:paragraph-properties fo:margin-left="1.27cm" fo:margin-right="0cm" fo:text-indent="-0.635cm" style:auto-text-indent="false"/>
    </style:style>
    <style:style style:name="P17" style:family="paragraph" style:parent-style-name="Standard" style:list-style-name="WWNum1">
      <style:paragraph-properties fo:margin-left="1.27cm" fo:margin-right="0cm" fo:text-indent="-0.635cm" style:auto-text-indent="false"/>
    </style:style>
    <style:style style:name="P18" style:family="paragraph" style:parent-style-name="Standard" style:list-style-name="WWNum4">
      <style:paragraph-properties fo:margin-left="1.27cm" fo:margin-right="0cm" fo:text-indent="-0.635cm" style:auto-text-indent="false"/>
    </style:style>
    <style:style style:name="P19" style:family="paragraph" style:parent-style-name="Standard" style:list-style-name="WWNum2">
      <style:paragraph-properties fo:margin-left="2.54cm" fo:margin-right="0cm" fo:text-indent="-0.635cm" style:auto-text-indent="false"/>
    </style:style>
    <style:style style:name="P20" style:family="paragraph" style:parent-style-name="Standard" style:list-style-name="WWNum5">
      <style:paragraph-properties fo:margin-left="2.54cm" fo:margin-right="0cm" fo:text-indent="-0.635cm" style:auto-text-indent="false"/>
    </style:style>
    <style:style style:name="P21" style:family="paragraph" style:parent-style-name="Standard" style:list-style-name="WWNum6">
      <style:paragraph-properties fo:margin-left="2.54cm" fo:margin-right="0cm" fo:text-indent="-0.635cm" style:auto-text-indent="false"/>
    </style:style>
    <style:style style:name="P22" style:family="paragraph" style:parent-style-name="Standard" style:list-style-name="WWNum1">
      <style:paragraph-properties fo:margin-left="2.54cm" fo:margin-right="0cm" fo:text-indent="-0.635cm" style:auto-text-indent="false"/>
    </style:style>
    <style:style style:name="P23" style:family="paragraph" style:parent-style-name="Standard" style:list-style-name="WWNum2">
      <style:paragraph-properties fo:margin-left="3.81cm" fo:margin-right="0cm" fo:text-indent="-0.635cm" style:auto-text-indent="false"/>
    </style:style>
    <style:style style:name="P24" style:family="paragraph" style:parent-style-name="Standard" style:list-style-name="WWNum6">
      <style:paragraph-properties fo:margin-left="3.81cm" fo:margin-right="0cm" fo:text-indent="-0.635cm" style:auto-text-indent="false"/>
    </style:style>
    <style:style style:name="P25" style:family="paragraph" style:parent-style-name="Text_20_body" style:master-page-name="Standard">
      <style:paragraph-properties fo:margin-top="0cm" fo:margin-bottom="0cm" loext:contextual-spacing="false" style:page-number="1"/>
      <style:text-properties style:font-name="Courier New" fo:font-size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5"/>
      <text:p text:style-name="P11"/>
      <text:p text:style-name="P9"><text:bookmark text:name="_vhr1u724aupe"/>Annotating European Novels (1840-1920) for Distant Reading</text:p>
      <text:p text:style-name="P8"><text:bookmark text:name="_bbuwraicbhnp"/>A Critical Assessment of Tools</text:p>
      <text:p text:style-name="P8"><text:bookmark text:name="_191ad7e0auy0"/>Time table </text:p>
      <text:list xml:id="list2321820304" text:style-name="WWNum2">
        <text:list-item>
          <text:p text:style-name="P12">Set up different repository (Lou; deadline: tomorrow)</text:p>
        </text:list-item>
        <text:list-item>
          <text:p text:style-name="P12">20+ novels in ELTeC level 0 (deadline: 15th November 2018):</text:p>
          <text:list>
            <text:list-item>
              <text:p text:style-name="P19">Certain / minimum:</text:p>
              <text:list>
                <text:list-item>
                  <text:p text:style-name="P23">English (Lou)</text:p>
                </text:list-item>
                <text:list-item>
                  <text:p text:style-name="P23">Hungarian (DONE)</text:p>
                </text:list-item>
                <text:list-item>
                  <text:p text:style-name="P23">Slovenian (Marco)</text:p>
                </text:list-item>
                <text:list-item>
                  <text:p text:style-name="P23">Italian (Fabio)</text:p>
                </text:list-item>
                <text:list-item>
                  <text:p text:style-name="P23">French (Serge + Christof)</text:p>
                </text:list-item>
                <text:list-item>
                  <text:p text:style-name="P23">German (Fotis)</text:p>
                </text:list-item>
                <text:list-item>
                  <text:p text:style-name="P23">Portuguese (Diana)</text:p>
                </text:list-item>
              </text:list>
            </text:list-item>
            <text:list-item>
              <text:p text:style-name="P19">Possible:</text:p>
              <text:list>
                <text:list-item>
                  <text:p text:style-name="P23">Spanish ()</text:p>
                </text:list-item>
                <text:list-item>
                  <text:p text:style-name="P23">Norwegian ()</text:p>
                </text:list-item>
              </text:list>
            </text:list-item>
          </text:list>
        </text:list-item>
      </text:list>
      <text:p text:style-name="P1"/>
      <text:list xml:id="list170811135390160" text:continue-numbering="true" text:style-name="WWNum2">
        <text:list-item>
          <text:p text:style-name="P12">Select sample (responsible: Lou; deadline: 22 November 2018):</text:p>
          <text:list>
            <text:list-item>
              <text:p text:style-name="P19"><text:bookmark-start text:name="__DdeLink__365_1293584273"/>5 random passages of 400 “tokens” from each text: 100 samples per language. Whitespace tokenizer: 2,000 whitespace-delimited tokens per text. </text:p>
              <text:list>
                <text:list-item>
                  <text:p text:style-name="P23">Tokens that don’t fit a entire sentence get trimmed manually.</text:p>
                </text:list-item>
                <text:list-item>
                  <text:p text:style-name="P23">Exclude headings, include poetry<text:bookmark-end text:name="__DdeLink__365_1293584273"/></text:p>
                </text:list-item>
              </text:list>
            </text:list-item>
            <text:list-item>
              <text:p text:style-name="P19">Make available</text:p>
            </text:list-item>
          </text:list>
        </text:list-item>
        <text:list-item>
          <text:p text:style-name="P12">Groups: apply (presumably) the best tool that they have and return the output (29 November 2018)</text:p>
        </text:list-item>
        <text:list-item>
          <text:p text:style-name="P12">Annotators correct the annotation (deadline: 11 january 2019)</text:p>
        </text:list-item>
        <text:list-item>
          <text:p text:style-name="P12">Corrections go back to the groups and they do their thing: perform comparison of tools (for each language); error analysis; suggestions for improvement and finetuning; comparison to baseline figures for “normal”, contemporary text (9 March 2019). Write-up in Google Doc</text:p>
        </text:list-item>
        <text:list-item>
          <text:p text:style-name="P12">Write up (12 April 2019)</text:p>
        </text:list-item>
      </text:list>
      <text:p text:style-name="P3"/>
      <text:p text:style-name="P3"/>
      <text:p text:style-name="P7"><text:bookmark text:name="_1zbpv6tv912e"/>Potential venues [to be decided]</text:p>
      <text:p text:style-name="P3">Language Resources and Evaluation / LREC</text:p>
      <text:p text:style-name="P3">Latech / CLFL</text:p>
      <text:p text:style-name="P3">Journal of Quantitative Linguistics</text:p>
      <text:p text:style-name="P3">Journal of AI Research / AI Review</text:p>
      <text:p text:style-name="P3">Digital Scholarship in the Humanities</text:p>
      <text:p text:style-name="P3">New Springer journal on DH (International journal of Digital Humanities)</text:p>
      <text:p text:style-name="P3">DHQ</text:p>
      <text:p text:style-name="P3"><text:soft-page-break/>Take account review time, and the literary orientation also</text:p>
      <text:p text:style-name="P5"><text:bookmark text:name="_fcbmmojpjrre"/>Introduction</text:p>
      <text:list xml:id="list976960606" text:style-name="WWNum5">
        <text:list-item>
          <text:p text:style-name="P13">What is annotation (in the context of this paper)?</text:p>
        </text:list-item>
        <text:list-item>
          <text:p text:style-name="P13">Why do we need the annotations for distant reading? What is the added value with respect to raw text?</text:p>
        </text:list-item>
        <text:list-item>
          <text:p text:style-name="P13">Short description of the COST project (what is the European novel?)</text:p>
        </text:list-item>
        <text:list-item>
          <text:p text:style-name="P13">Which tools:</text:p>
          <text:list>
            <text:list-item>
              <text:p text:style-name="P20">Open-source</text:p>
            </text:list-item>
          </text:list>
        </text:list-item>
      </text:list>
      <text:p text:style-name="P3"/>
      <text:p text:style-name="P3">Languages (50 novels that can reach level-0 within the month):</text:p>
      <text:list xml:id="list3119105516" text:style-name="WWNum7">
        <text:list-item>
          <text:p text:style-name="P14">English</text:p>
        </text:list-item>
        <text:list-item>
          <text:p text:style-name="P14">Hungarian</text:p>
        </text:list-item>
        <text:list-item>
          <text:p text:style-name="P14">Slovenian</text:p>
        </text:list-item>
        <text:list-item>
          <text:p text:style-name="P14">Italian</text:p>
        </text:list-item>
        <text:list-item>
          <text:p text:style-name="P14">French</text:p>
        </text:list-item>
        <text:list-item>
          <text:p text:style-name="P14">German</text:p>
        </text:list-item>
        <text:list-item>
          <text:p text:style-name="P14">(Spanish)</text:p>
        </text:list-item>
        <text:list-item>
          <text:p text:style-name="P14">(Portuguese)</text:p>
        </text:list-item>
        <text:list-item>
          <text:p text:style-name="P14">...</text:p>
        </text:list-item>
      </text:list>
      <text:p text:style-name="P3"/>
      <text:p text:style-name="P3">Evaluation data:</text:p>
      <text:list xml:id="list2455867862" text:style-name="WWNum3">
        <text:list-item>
          <text:p text:style-name="P15">E.g. 10 random passages of 100 sentences, ca. 1000 words</text:p>
        </text:list-item>
      </text:list>
      <text:p text:style-name="P3"/>
      <text:p text:style-name="P6"><text:bookmark text:name="_r7q4vv4bonqe"/>Data</text:p>
      <text:list xml:id="list3652186456" text:style-name="WWNum6">
        <text:list-item>
          <text:p text:style-name="P16">Discuss corpus (6 languages in first iteration of ELTeC corpus):</text:p>
          <text:list>
            <text:list-item>
              <text:p text:style-name="P21">Composition (Metadata)</text:p>
            </text:list-item>
            <text:list-item>
              <text:p text:style-name="P21">Source of texts (with justification)</text:p>
            </text:list-item>
            <text:list-item>
              <text:p text:style-name="P21">Mark-up</text:p>
            </text:list-item>
          </text:list>
        </text:list-item>
        <text:list-item>
          <text:p text:style-name="P16">Challenges of the data:</text:p>
          <text:list>
            <text:list-item>
              <text:p text:style-name="P21">Historic (variability in orthography, diachronic shifts in vocabulary)</text:p>
            </text:list-item>
            <text:list-item>
              <text:p text:style-name="P21">Multilinguality</text:p>
            </text:list-item>
            <text:list-item>
              <text:p text:style-name="P21">Corpus composition; cultural biases might be an issue; cf. selection criteria:</text:p>
              <text:list>
                <text:list-item>
                  <text:p text:style-name="P24">gender balance</text:p>
                </text:list-item>
                <text:list-item>
                  <text:p text:style-name="P24">language balance</text:p>
                </text:list-item>
                <text:list-item>
                  <text:p text:style-name="P24">diachronic balance</text:p>
                </text:list-item>
                <text:list-item>
                  <text:p text:style-name="P24">genre balance</text:p>
                </text:list-item>
                <text:list-item>
                  <text:p text:style-name="P24">representativeness and endurance</text:p>
                </text:list-item>
              </text:list>
            </text:list-item>
            <text:list-item>
              <text:p text:style-name="P21">Lack of resources in general: data size, data quality (e.g. OCR), …</text:p>
            </text:list-item>
            <text:list-item>
              <text:p text:style-name="P21">Consistency (WHERE ARE THE PAGE BREAKS???)</text:p>
            </text:list-item>
          </text:list>
        </text:list-item>
        <text:list-item>
          <text:p text:style-name="P16">Methodological issue: how is the pre-existing mark-up maintained? Which elements/layers are preserved? </text:p>
        </text:list-item>
      </text:list>
      <text:p text:style-name="P3"/>
      <text:p text:style-name="P5"><text:bookmark text:name="_y3ypf9gldl85"/>Task: problem statement</text:p>
      <text:p text:style-name="P3">Apply off-the-shelf annotation tools to our materials</text:p>
      <text:p text:style-name="P3"/>
      <text:p text:style-name="P6"><text:bookmark text:name="_d1jllusdiv94"/><text:soft-page-break/>Subtasks</text:p>
      <text:list xml:id="list923139939" text:style-name="WWNum1">
        <text:list-item>
          <text:p text:style-name="P17">Cluster:</text:p>
          <text:list>
            <text:list-item>
              <text:p text:style-name="P22">Sentence splitting</text:p>
            </text:list-item>
            <text:list-item>
              <text:p text:style-name="P22">Tokenization</text:p>
            </text:list-item>
          </text:list>
        </text:list-item>
        <text:list-item>
          <text:p text:style-name="P17">Cluster:</text:p>
          <text:list>
            <text:list-item>
              <text:p text:style-name="P22">Part of Speech tagging (head tags) -&gt; Noun</text:p>
            </text:list-item>
            <text:list-item>
              <text:p text:style-name="P22">Morphological analysis -&gt; Case</text:p>
            </text:list-item>
            <text:list-item>
              <text:p text:style-name="P22">Lemmatisation (what about MWU?)</text:p>
            </text:list-item>
          </text:list>
        </text:list-item>
        <text:list-item>
          <text:p text:style-name="P17">(Named) entity recognition</text:p>
        </text:list-item>
        <text:list-item>
          <text:p text:style-name="P17">Direct speech detection</text:p>
        </text:list-item>
        <text:list-item>
          <text:p text:style-name="P17">Sentiment analysis</text:p>
        </text:list-item>
      </text:list>
      <text:p text:style-name="P3"/>
      <text:p text:style-name="P3"/>
      <table:table table:name="Table1" table:style-name="Table1">
        <table:table-column table:style-name="Table1.A"/>
        <table:table-column table:style-name="Table1.B" table:number-columns-repeated="4"/>
        <table:table-row table:style-name="Table1.1">
          <table:table-cell table:style-name="Table1.A1" office:value-type="string">
            <text:p text:style-name="P2">Language</text:p>
          </table:table-cell>
          <table:table-cell table:style-name="Table1.A1" office:value-type="string">
            <text:p text:style-name="P2">Sentence</text:p>
            <text:p text:style-name="P2">Tokenisation</text:p>
            <text:p text:style-name="P2">Direct Speech</text:p>
          </table:table-cell>
          <table:table-cell table:style-name="Table1.A1" office:value-type="string">
            <text:p text:style-name="P2">POS</text:p>
            <text:p text:style-name="P2">Morph</text:p>
            <text:p text:style-name="P2">Lemma</text:p>
          </table:table-cell>
          <table:table-cell table:style-name="Table1.A1" office:value-type="string">
            <text:p text:style-name="P2">Named Entity Recognition</text:p>
          </table:table-cell>
          <table:table-cell table:style-name="Table1.A1" office:value-type="string">
            <text:p text:style-name="P2">Sentiment Analysis</text:p>
          </table:table-cell>
        </table:table-row>
        <table:table-row table:style-name="Table1.1">
          <table:table-cell table:style-name="Table1.A1" office:value-type="string">
            <text:p text:style-name="P4">English (Lou)</text:p>
          </table:table-cell>
          <table:table-cell table:style-name="Table1.A1" office:value-type="string">
            <text:p text:style-name="P2">Mike</text:p>
          </table:table-cell>
          <table:table-cell table:style-name="Table1.A1" office:value-type="string">
            <text:p text:style-name="P2">Silvie</text:p>
          </table:table-cell>
          <table:table-cell table:style-name="Table1.A1" office:value-type="string">
            <text:p text:style-name="P2">Ranka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Hungarian</text:p>
          </table:table-cell>
          <table:table-cell table:style-name="Table1.A1" office:value-type="string">
            <text:p text:style-name="P2">ELTE.DH</text:p>
          </table:table-cell>
          <table:table-cell table:style-name="Table1.A1" office:value-type="string">
            <text:p text:style-name="P4">ELTE.DH</text:p>
          </table:table-cell>
          <table:table-cell table:style-name="Table1.A1" office:value-type="string">
            <text:p text:style-name="P4">ELTE.DH</text:p>
          </table:table-cell>
          <table:table-cell table:style-name="Table1.A1" office:value-type="string">
            <text:p text:style-name="P4">ELTE.DH</text:p>
          </table:table-cell>
        </table:table-row>
        <table:table-row table:style-name="Table1.1">
          <table:table-cell table:style-name="Table1.A1" office:value-type="string">
            <text:p text:style-name="P2">Slovenian (Marco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Italian (Fabio)</text:p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French (Serge + Christof)</text:p>
          </table:table-cell>
          <table:table-cell table:style-name="Table1.A1" office:value-type="string">
            <text:p text:style-name="P2">Serge</text:p>
          </table:table-cell>
          <table:table-cell table:style-name="Table1.A1" office:value-type="string">
            <text:p text:style-name="P2">Silvie, Ioana</text:p>
          </table:table-cell>
          <table:table-cell table:style-name="Table1.A1" office:value-type="string">
            <text:p text:style-name="P2">Ioana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German (Fotis)</text:p>
          </table:table-cell>
          <table:table-cell table:style-name="Table1.A1" office:value-type="string">
            <text:p text:style-name="P2">Fotis</text:p>
          </table:table-cell>
          <table:table-cell table:style-name="Table1.A1" office:value-type="string">
            <text:p text:style-name="P2">Fotis, Silvie</text:p>
          </table:table-cell>
          <table:table-cell table:style-name="Table1.A1" office:value-type="string">
            <text:p text:style-name="P2">Fotis</text:p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2">Portuguese (Diana)</text:p>
          </table:table-cell>
          <table:table-cell table:style-name="Table1.A1" office:value-type="string">
            <text:p text:style-name="P2">Diana</text:p>
          </table:table-cell>
          <table:table-cell table:style-name="Table1.A1" office:value-type="string">
            <text:p text:style-name="P2">Diana</text:p>
          </table:table-cell>
          <table:table-cell table:style-name="Table1.A1" office:value-type="string">
            <text:p text:style-name="P2">Diana</text:p>
          </table:table-cell>
          <table:table-cell table:style-name="Table1.A1" office:value-type="string">
            <text:p text:style-name="P2">Diana</text:p>
          </table:table-cell>
        </table:table-row>
      </table:table>
      <text:p text:style-name="P10"/>
      <text:p text:style-name="P6"><text:bookmark text:name="_ytpqz47xhfgl"/>For each task</text:p>
      <text:list xml:id="list2221863024" text:style-name="WWNum4">
        <text:list-item>
          <text:p text:style-name="P18">Task definition</text:p>
        </text:list-item>
        <text:list-item>
          <text:p text:style-name="P18">State of the art</text:p>
        </text:list-item>
        <text:list-item>
          <text:p text:style-name="P18">Suitable evaluation metrics</text:p>
        </text:list-item>
        <text:list-item>
          <text:p text:style-name="P18">Uniform labeling system</text:p>
        </text:list-item>
        <text:list-item>
          <text:p text:style-name="P18">Common tools</text:p>
        </text:list-item>
        <text:list-item>
          <text:p text:style-name="P18">Baseline results (for non-literary modern newspaper-like text)</text:p>
        </text:list-item>
        <text:list-item>
          <text:p text:style-name="P18">Annotation standard proposal for test data</text:p>
        </text:list-item>
        <text:list-item>
          <text:p text:style-name="P18">Performance off-the-self on 19c novel data</text:p>
        </text:list-item>
      </text:list>
      <text:p text:style-name="P3"/>
      <text:p text:style-name="P3"/>
      <text:p text:style-name="P3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Courier, monospace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." style:num-format="1">
        <style:list-level-properties text:list-level-position-and-space-mode="label-alignment" fo:text-align="end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style:num-suffix="." style:num-format="1" text:display-levels="2">
        <style:list-level-properties text:list-level-position-and-space-mode="label-alignment" fo:text-align="end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style:num-suffix="." style:num-format="1" text:display-levels="3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13" style:num-suffix="." style:num-format="1" text:display-levels="4">
        <style:list-level-properties text:list-level-position-and-space-mode="label-alignment" fo:text-align="end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style:num-suffix="." style:num-format="1" text:display-levels="5">
        <style:list-level-properties text:list-level-position-and-space-mode="label-alignment" fo:text-align="end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style:num-suffix="." style:num-format="1" text:display-levels="6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16" style:num-suffix="." style:num-format="1" text:display-levels="7">
        <style:list-level-properties text:list-level-position-and-space-mode="label-alignment" fo:text-align="end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style:num-suffix="." style:num-format="1" text:display-levels="8">
        <style:list-level-properties text:list-level-position-and-space-mode="label-alignment" fo:text-align="end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style:num-suffix="." style:num-format="1" text:display-levels="9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31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34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37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38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9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0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41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42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43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44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45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46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47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48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9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0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51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52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53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54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5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5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6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462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1-15T17:08:08.841304832</dc:date>
    <meta:editing-duration>PT4H14M17S</meta:editing-duration>
    <meta:editing-cycles>2</meta:editing-cycles>
    <meta:document-statistic meta:table-count="1" meta:image-count="0" meta:object-count="0" meta:page-count="3" meta:paragraph-count="124" meta:word-count="570" meta:character-count="3582" meta:non-whitespace-character-count="3204"/>
  </office:meta>
</office:document-meta>
</file>